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4">
            <text:p>2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23_09-11-45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]=&quot;&quot;;[.C4];CONCATENATE([.C4];&quot; / &quot;;[.E2]))" office:value-type="string" office:string-value=":m other / log / 寝る前　ウェブ閲覧　記録　（for オナニー） / 未了 / other=+20mぐらい">
            <text:p>:m other / log / 寝る前　ウェブ閲覧　記録　（for オナニー） / 未了 / other=+20mぐらい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23_03-21-24_000.jpg</text:p>
          </table:table-cell>
          <table:table-cell table:style-name="ce26" office:value-type="string">
            <text:p>:m :PHOTO 寝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 office:value-type="string">
            <text:p>2023-03-23_03-21-15_000.jpg</text:p>
          </table:table-cell>
          <table:table-cell table:style-name="ce27" office:value-type="string">
            <text:p>:m other / log / 寝る前　ウェブ閲覧　記録　（for オナニー） / 未了 / other=+20mぐらい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3-23_13-59-2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23_01-39-47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23_01-39-55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23_01-39-58_000.jpg</text:p>
          </table:table-cell>
          <table:table-cell table:style-name="ce27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,occasion=経過観察,id=2023-03-22_09-14-2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 office:value-type="string">
            <text:p>2023-03-23_01-40-04_000.jpg</text:p>
          </table:table-cell>
          <table:table-cell table:style-name="ce33" office:value-type="strin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傾け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傾け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０；ディル：０,liquor=麦焼酎：??ml,time=~,container=silver-cap-small / type=~,other=作り置きする：混合。傾け,occasion=経過観察,id=2023-03-22_09-14-2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23_09-27-4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7" office:value-type="string">
            <text:p>2023-03-23_17-33-52_000.mp4</text:p>
          </table:table-cell>
          <table:table-cell table:style-name="ce26" office:value-type="string">
            <text:p>:VIDEO / @自室 / 記録 / percussion,rythm / 演奏、play / R=1 / genre=,item=膜を張った筒。：１本,hitter=ボールペン,Re~,memo~,other=本にあったもの：『音のなんでも実験室』；吉澤純夫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VIDEO / @自室 / 記録 / percussion,rythm / 演奏、play / R=1 / genre=,item=膜を張った筒。：１本,hitter=ボールペン,Re~,memo~,other=本にあったもの：『音のなんでも実験室』；吉澤純夫">
            <text:p>:VIDEO / @自室 / 記録 / percussion,rythm / 演奏、play / R=1 / genre=,item=膜を張った筒。：１本,hitter=ボールペン,Re~,memo~,other=本にあったもの：『音のなんでも実験室』；吉澤純夫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 office:value-type="string">
            <text:p>2023-03-23_01-24-26_000.mp4</text:p>
          </table:table-cell>
          <table:table-cell table:style-name="ce26" office:value-type="string">
            <text:p>:VIDEO / @自室：ベランダ / 記録 / topic=UFO, content=東の空：強い光：点滅。UFOか。最近も、何度か。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12];[.K12])" office:value-type="string" office:string-value="mp4">
            <text:p>mp4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3-22_23-47-33_000.jpg</text:p>
          </table:table-cell>
          <table:table-cell table:style-name="ce26" office:value-type="string">
            <text:p>:m :? #*# / topic=~ / content=「儒教だけでは足りない。道徳だけでは足りないから」：「儒教＝道徳」か？ / status=~ / other=~,id=~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:? #*# / topic=~ / content=「儒教だけでは足りない。道徳だけでは足りないから」：「儒教＝道徳」か？ / status=~ / other=~,id=~">
            <text:p>:m :? #*# / topic=~ / content=「儒教だけでは足りない。道徳だけでは足りないから」：「儒教＝道徳」か？ / status=~ / other=~,id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22_23-47-37_000.jpg</text:p>
          </table:table-cell>
          <table:table-cell table:style-name="ce26" office:value-type="string">
            <text:p>:m :? #*# / topic=math / content=(a&gt;x)のとき:(a^2&lt;x)は、あるか？ / status=~ / other=~,id=9D6K(new)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m :? #*# / topic=math / content=(a&gt;x)のとき:(a^2&lt;x)は、あるか？ / status=~ / other=~,id=9D6K(new)">
            <text:p>:m :? #*# / topic=math / content=(a&gt;x)のとき:(a^2&lt;x)は、あるか？ / status=~ / other=~,id=9D6K(new)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23_00-10-56_000.jpg</text:p>
          </table:table-cell>
          <table:table-cell table:style-name="ce26" office:value-type="string">
            <text:p>:bookmemo / 読んだ本 / 『ハディース　Ⅰ』 / 著者=牧野信也、訳 / 途中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string" office:string-value=":bookmemo / 読んだ本 / 『ハディース　Ⅰ』 / 著者=牧野信也、訳 / 途中">
            <text:p>:bookmemo / 読んだ本 / 『ハディース　Ⅰ』 / 著者=牧野信也、訳 / 途中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23_00-11-20_000.jpg</text:p>
          </table:table-cell>
          <table:table-cell table:style-name="ce26" office:value-type="string">
            <text:p>:bookmemo / 読んだ本 / 『ハディース　Ⅰ』 / 著者=牧野信也、訳 / 途中 ここまで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string" office:string-value=":bookmemo / 読んだ本 / 『ハディース　Ⅰ』 / 著者=牧野信也、訳 / 途中 ここまで">
            <text:p>:bookmemo / 読んだ本 / 『ハディース　Ⅰ』 / 著者=牧野信也、訳 / 途中 ここまで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8" office:value-type="string">
            <text:p>2023-03-23_09-21-06_000.jpg</text:p>
          </table:table-cell>
          <table:table-cell table:style-name="ce27" office:value-type="string">
            <text:p>:m #*# RES / JVEMV6 64#199.2.1_jinsai_dooji / 『童子問』 著者=伊藤仁斎,校注=~ / p.101 / w=,topic=~,publisher=~,other=th+:「知るべからざるを知るを欲して…」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string" office:string-value=":m #*# RES / JVEMV6 64#199.2.1_jinsai_dooji / 『童子問』 著者=伊藤仁斎,校注=~ / p.101 / w=,topic=~,publisher=~,other=th+:「知るべからざるを知るを欲して…」">
            <text:p>:m #*# RES / JVEMV6 64#199.2.1_jinsai_dooji / 『童子問』 著者=伊藤仁斎,校注=~ / p.101 / w=,topic=~,publisher=~,other=th+:「知るべからざるを知るを欲して…」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23_10-26-48_000.jpg</text:p>
          </table:table-cell>
          <table:table-cell table:style-name="ce26" office:value-type="string">
            <text:p>:m #*# RES / JVEMV6 64#199.2.1_jinsai_dooji / 『童子問』 著者=伊藤仁斎,校注=~ / p.102 / w=,topic=~,publisher=~,other=memo+:「六弊」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string" office:string-value=":m #*# RES / JVEMV6 64#199.2.1_jinsai_dooji / 『童子問』 著者=伊藤仁斎,校注=~ / p.102 / w=,topic=~,publisher=~,other=memo+:「六弊」">
            <text:p>:m #*# RES / JVEMV6 64#199.2.1_jinsai_dooji / 『童子問』 著者=伊藤仁斎,校注=~ / p.102 / w=,topic=~,publisher=~,other=memo+:「六弊」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6">
            <text:p>16</text:p>
          </table:table-cell>
          <table:table-cell table:style-name="ce17" office:value-type="string">
            <text:p>2023-03-23_10-31-57_000.jpg</text:p>
          </table:table-cell>
          <table:table-cell table:style-name="ce26" office:value-type="string">
            <text:p>:m #*# RES / free / res-id=3H9N / theme=log(-1)：性質 / genre=math:algebra,content= / session-number=~ / doc=~,other=簡易メモとして書いたもの。グラフに描くとどうなるか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9]=&quot;&quot;;[.C19];CONCATENATE([.C19];&quot; / &quot;;[.E19]))" office:value-type="string" office:string-value=":m #*# RES / free / res-id=3H9N / theme=log(-1)：性質 / genre=math:algebra,content= / session-number=~ / doc=~,other=簡易メモとして書いたもの。グラフに描くとどうなるか">
            <text:p>:m #*# RES / free / res-id=3H9N / theme=log(-1)：性質 / genre=math:algebra,content= / session-number=~ / doc=~,other=簡易メモとして書いたもの。グラフに描くとどうなるか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7">
            <text:p>17</text:p>
          </table:table-cell>
          <table:table-cell table:style-name="ce17" office:value-type="string">
            <text:p>2023-03-23_13-27-39_000.jpg</text:p>
          </table:table-cell>
          <table:table-cell table:style-name="ce26" office:value-type="string">
            <text:p>:m 1*2 RES / free / res-id=3H9N / theme=log(-1)：性質 / genre=math:algebra,content= / session-number=~ / doc=~,other=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0]=&quot;&quot;;[.C20];CONCATENATE([.C20];&quot; / &quot;;[.E20]))" office:value-type="string" office:string-value=":m 1*2 RES / free / res-id=3H9N / theme=log(-1)：性質 / genre=math:algebra,content= / session-number=~ / doc=~,other=">
            <text:p>:m 1*2 RES / free / res-id=3H9N / theme=log(-1)：性質 / genre=math:algebra,content= / session-number=~ / doc=~,other=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10" office:value-type="string">
            <text:p>2023-03-23_13-27-50_000.jpg</text:p>
          </table:table-cell>
          <table:table-cell table:style-name="ce27" office:value-type="string">
            <text:p>:m 2*2 RES / free / res-id=3H9N / theme=log(-1)：性質 / genre=math:algebra,content= / session-number=~ / doc=~,other=q+:q-id.Y0A2(new):(i^i)</text:p>
          </table:table-cell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string" office:string-value=":m 2*2 RES / free / res-id=3H9N / theme=log(-1)：性質 / genre=math:algebra,content= / session-number=~ / doc=~,other=q+:q-id.Y0A2(new):(i^i)">
            <text:p>:m 2*2 RES / free / res-id=3H9N / theme=log(-1)：性質 / genre=math:algebra,content= / session-number=~ / doc=~,other=q+:q-id.Y0A2(new):(i^i)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18" office:value-type="string">
            <text:p>2023-03-23_13-28-06_000.jpg</text:p>
          </table:table-cell>
          <table:table-cell table:style-name="ce26" office:value-type="string">
            <text:p>:m :? #*# / topic=半球の体積：数学 / content=半球の体積。の、半分に達する時、高さはいくらか。 / status=~ / other=~,id=VUIK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2]=&quot;&quot;;[.C22];CONCATENATE([.C22];&quot; / &quot;;[.E22]))" office:value-type="string" office:string-value=":m :? #*# / topic=半球の体積：数学 / content=半球の体積。の、半分に達する時、高さはいくらか。 / status=~ / other=~,id=VUIK">
            <text:p>:m :? #*# / topic=半球の体積：数学 / content=半球の体積。の、半分に達する時、高さはいくらか。 / status=~ / other=~,id=VUIK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10" office:value-type="string">
            <text:p>2023-03-23_15-19-59_000.jpg</text:p>
          </table:table-cell>
          <table:table-cell table:style-name="ce26" office:value-type="string">
            <text:p>:m #*# RES / free# S87DP9 記事読み / id=~(browser=yan) / media=ei / theme=パレスチナ：移民：溺死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3]=&quot;&quot;;[.C23];CONCATENATE([.C23];&quot; / &quot;;[.E23]))" office:value-type="string" office:string-value=":m #*# RES / free# S87DP9 記事読み / id=~(browser=yan) / media=ei / theme=パレスチナ：移民：溺死,content=~,w=~ / genre=~ / other=~">
            <text:p>:m #*# RES / free# S87DP9 記事読み / id=~(browser=yan) / media=ei / theme=パレスチナ：移民：溺死,content=~,w=~ / genre=~ / 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1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0" office:value-type="string">
            <text:p>2023-03-23_16-32-28_000.jpg</text:p>
          </table:table-cell>
          <table:table-cell table:style-name="ce26" office:value-type="string">
            <text:p>:m 1*1 RES / JVEMV6 64#236_inui / 『脳科学からみる子どもの心の育ち』 著者=乾敏郎,校注=~ / p.194 / w=抑制性ニューロン；小細胞経路；,topic=~,publisher=~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24];[.K24])" office:value-type="string" office:string-value="jpg">
            <text:p>jpg</text:p>
          </table:table-cell>
          <table:table-cell table:style-name="ce51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3">
            <text:p>23</text:p>
          </table:table-cell>
          <table:table-cell table:style-name="ce17" office:value-type="string">
            <text:p>2023-03-23_17-22-15_000.jpg</text:p>
          </table:table-cell>
          <table:table-cell table:style-name="ce26" office:value-type="string">
            <text:p>:m / 1*1 / percussion,rythm / session-memo / p.1:content=『音のなんでも…』の本に出ていたもの。作ってみた。太鼓,key=~,for=~,from=~,R=~,item=~,hitter=~,pieces=~,genr=,other=~,memo~,video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5]=&quot;&quot;;[.C25];CONCATENATE([.C25];&quot; / &quot;;[.E25]))" office:value-type="string" office:string-value=":m / 1*1 / percussion,rythm / session-memo / p.1:content=『音のなんでも…』の本に出ていたもの。作ってみた。太鼓,key=~,for=~,from=~,R=~,item=~,hitter=~,pieces=~,genr=,other=~,memo~,video=~">
            <text:p>:m / 1*1 / percussion,rythm / session-memo / p.1:content=『音のなんでも…』の本に出ていたもの。作ってみた。太鼓,key=~,for=~,from=~,R=~,item=~,hitter=~,pieces=~,genr=,other=~,memo~,video=~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1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3">2023/03/23</text:date>, <text:time>22:3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3T22:39:12.32</dc:date>
    <dc:creator>iwabuchi ken</dc:creator>
    <meta:editing-duration>P55DT5H8M17S</meta:editing-duration>
    <meta:editing-cycles>17823</meta:editing-cycles>
    <meta:document-statistic meta:table-count="2" meta:cell-count="935" meta:object-count="0"/>
    <meta:user-defined meta:name="qrichtext">1</meta:user-defined>
  </office:meta>
</office:document-meta>
</file>